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c2d4" officeooo:paragraph-rsid="000ac2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tizen zu den anderen Papern</text:h>
      <text:p text:style-name="P1"/>
      <text:p text:style-name="P1">Brewer's Conjectur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</meta:initial-creator>
    <meta:creation-date>2014-06-15T19:40:21.369123492</meta:creation-date>
    <dc:date>2014-06-15T19:41:07.663403022</dc:date>
    <dc:creator>horst </dc:creator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8" meta:non-whitespace-character-count="43"/>
    <meta:generator>LibreOffice/4.2.3.3$Linux_X86_64 LibreOffice_project/420m0$Build-3</meta:generator>
  </office:meta>
</office:document-meta>
</file>